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1pt" fo:font-weight="bold" officeooo:rsid="000b85c5" officeooo:paragraph-rsid="000b85c5" style:font-size-asian="9.60000038146973pt" style:font-weight-asian="bold" style:font-size-complex="11pt" style:font-weight-complex="bold"/>
    </style:style>
    <style:style style:name="P2" style:family="paragraph" style:parent-style-name="Standard">
      <style:paragraph-properties fo:text-align="center" style:justify-single-word="false"/>
      <style:text-properties style:font-name="Times New Roman" fo:font-size="11pt" style:text-underline-style="solid" style:text-underline-width="auto" style:text-underline-color="font-color" fo:font-weight="bold" officeooo:rsid="000b85c5" officeooo:paragraph-rsid="000b85c5"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style:font-name="Times New Roman" fo:font-size="11pt" fo:font-weight="normal" officeooo:rsid="000b85c5" officeooo:paragraph-rsid="000b85c5"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font-name="Times New Roman" fo:font-size="11pt" fo:font-weight="normal" officeooo:rsid="000d1350" officeooo:paragraph-rsid="000d1350"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font-name="Times New Roman" fo:font-size="11pt" fo:font-weight="normal" officeooo:rsid="00144d2f" officeooo:paragraph-rsid="00144d2f"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Times New Roman" fo:font-size="11pt" fo:font-weight="normal" officeooo:rsid="00144d2f" officeooo:paragraph-rsid="000d1350"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weight="normal" officeooo:rsid="00160ef5" officeooo:paragraph-rsid="00160ef5"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font-name="Times New Roman" fo:font-size="11pt" fo:font-weight="normal" officeooo:rsid="001bb7e7" officeooo:paragraph-rsid="001bb7e7"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style:font-name="Times New Roman" fo:font-size="11pt" fo:font-weight="normal" officeooo:rsid="00206a0e" officeooo:paragraph-rsid="002125f5"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style:font-name="Times New Roman" fo:font-size="11pt" fo:font-weight="normal" officeooo:rsid="0021fdc6" officeooo:paragraph-rsid="0021fdc6"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Times New Roman" fo:font-size="11pt" fo:font-weight="normal" officeooo:rsid="0030c3bb" officeooo:paragraph-rsid="0030c3bb"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Times New Roman" fo:font-size="11pt" fo:font-weight="normal" officeooo:rsid="0034c2a6" officeooo:paragraph-rsid="0034c2a6"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Times New Roman" fo:font-size="11pt" fo:font-weight="normal" officeooo:rsid="0017ece4" officeooo:paragraph-rsid="001743bd"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Times New Roman" fo:font-size="11pt" fo:font-weight="normal" officeooo:rsid="0026af70" officeooo:paragraph-rsid="0022de67"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Times New Roman" fo:font-size="11pt" fo:font-weight="normal" officeooo:rsid="002965ee" officeooo:paragraph-rsid="002965e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fo:font-size="11pt" fo:font-weight="normal" officeooo:rsid="0029ada2" officeooo:paragraph-rsid="002965e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Times New Roman" fo:font-size="11pt" fo:font-weight="normal" officeooo:rsid="002b6457" officeooo:paragraph-rsid="002b6457"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Times New Roman" fo:font-size="11pt" fo:font-style="italic" fo:font-weight="bold" officeooo:rsid="000d1350" officeooo:paragraph-rsid="000d1350" style:font-size-asian="9.60000038146973pt" style:font-style-asian="italic" style:font-weight-asian="bold" style:font-size-complex="11pt" style:font-style-complex="italic" style:font-weight-complex="bold"/>
    </style:style>
    <style:style style:name="P19" style:family="paragraph" style:parent-style-name="Standard">
      <style:paragraph-properties fo:text-align="start" style:justify-single-word="false"/>
      <style:text-properties style:font-name="Times New Roman" fo:font-size="11pt" fo:font-style="italic" fo:font-weight="bold" officeooo:rsid="001743bd" officeooo:paragraph-rsid="001743bd" style:font-size-asian="9.60000038146973pt" style:font-style-asian="italic" style:font-weight-asian="bold" style:font-size-complex="11pt" style:font-style-complex="italic" style:font-weight-complex="bold"/>
    </style:style>
    <style:style style:name="P20" style:family="paragraph" style:parent-style-name="Standard">
      <style:paragraph-properties fo:text-align="start" style:justify-single-word="false"/>
      <style:text-properties style:font-name="Times New Roman" fo:font-size="11pt" fo:font-style="normal" fo:font-weight="normal" officeooo:rsid="001743bd" officeooo:paragraph-rsid="001743bd"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font-name="Times New Roman" fo:font-size="11pt" fo:font-style="normal" fo:font-weight="normal" officeooo:rsid="0026af70" officeooo:paragraph-rsid="0026af70"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Times New Roman" fo:font-size="11pt" fo:font-style="normal" fo:font-weight="normal" officeooo:rsid="002965ee" officeooo:paragraph-rsid="002965ee"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Times New Roman" fo:font-size="11pt" fo:font-style="normal" fo:font-weight="normal" officeooo:rsid="0029ada2" officeooo:paragraph-rsid="0029ada2"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Times New Roman" fo:font-size="11pt" fo:font-style="normal" fo:font-weight="normal" officeooo:rsid="002a9519" officeooo:paragraph-rsid="002a9519"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Times New Roman" fo:font-size="11pt" fo:font-style="normal" fo:font-weight="normal" officeooo:rsid="002bfe1a" officeooo:paragraph-rsid="002bfe1a"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font-name="Times New Roman" fo:font-size="11pt" fo:font-style="normal" fo:font-weight="normal" officeooo:rsid="002d2fc4" officeooo:paragraph-rsid="002d2fc4"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font-name="Times New Roman" fo:font-size="11pt" fo:font-style="normal" fo:font-weight="normal" officeooo:rsid="0030c3bb" officeooo:paragraph-rsid="0030c3bb"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style:font-name="Times New Roman" fo:font-size="11pt" fo:font-style="normal" fo:font-weight="normal" officeooo:rsid="003508a6" officeooo:paragraph-rsid="003508a6"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style:font-name="Times New Roman" fo:font-size="11pt" fo:font-style="normal" fo:font-weight="normal" officeooo:rsid="0035cb2a" officeooo:paragraph-rsid="0035cb2a"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Times New Roman" fo:font-size="11pt" fo:font-style="normal" fo:font-weight="normal" officeooo:rsid="00206a0e" officeooo:paragraph-rsid="001bb7e7"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Times New Roman" fo:font-size="11pt" fo:font-style="normal" fo:font-weight="normal" officeooo:rsid="00206a0e" officeooo:paragraph-rsid="00206a0e"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Times New Roman" fo:font-size="11pt" fo:font-style="normal" fo:font-weight="normal" officeooo:rsid="0021fdc6" officeooo:paragraph-rsid="002125f5"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style:font-name="Times New Roman" fo:font-size="11pt" fo:font-style="normal" fo:font-weight="normal" officeooo:rsid="0034c2a6" officeooo:paragraph-rsid="0030c3bb"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style:font-name="Times New Roman" fo:font-size="11pt" fo:font-style="normal" fo:font-weight="normal" officeooo:rsid="0032be9d" officeooo:paragraph-rsid="0030c3bb"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style:font-name="Times New Roman" fo:font-size="11pt" fo:font-style="normal" fo:font-weight="normal" officeooo:rsid="00361248" officeooo:paragraph-rsid="00361248"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font-style="normal" fo:font-weight="normal" officeooo:rsid="0039448a" officeooo:paragraph-rsid="0039448a"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Times New Roman" fo:font-size="11pt" fo:font-style="normal" fo:font-weight="normal" officeooo:rsid="00396ddb" officeooo:paragraph-rsid="00396ddb"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 fo:font-size="11pt" fo:font-style="normal" fo:font-weight="normal" officeooo:rsid="003a08c2" officeooo:paragraph-rsid="003a08c2"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Times New Roman" fo:font-size="11pt" fo:font-style="normal" fo:font-weight="normal" officeooo:rsid="003ae264" officeooo:paragraph-rsid="003ae264"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officeooo:paragraph-rsid="001743bd"/>
    </style:style>
    <style:style style:name="P41" style:family="paragraph" style:parent-style-name="Standard">
      <style:paragraph-properties fo:text-align="start" style:justify-single-word="false"/>
      <style:text-properties officeooo:paragraph-rsid="001bb7e7"/>
    </style:style>
    <style:style style:name="P42" style:family="paragraph" style:parent-style-name="Standard">
      <style:paragraph-properties fo:text-align="start" style:justify-single-word="false"/>
      <style:text-properties officeooo:paragraph-rsid="0022de67"/>
    </style:style>
    <style:style style:name="P43" style:family="paragraph" style:parent-style-name="Standard">
      <style:paragraph-properties fo:text-align="start" style:justify-single-word="false"/>
      <style:text-properties officeooo:paragraph-rsid="00241eeb"/>
    </style:style>
    <style:style style:name="P44" style:family="paragraph" style:parent-style-name="Standard">
      <style:paragraph-properties fo:text-align="start" style:justify-single-word="false"/>
      <style:text-properties officeooo:paragraph-rsid="002a9519"/>
    </style:style>
    <style:style style:name="P45" style:family="paragraph" style:parent-style-name="Standard">
      <style:paragraph-properties fo:text-align="start" style:justify-single-word="false"/>
      <style:text-properties officeooo:paragraph-rsid="0035cb2a"/>
    </style:style>
    <style:style style:name="P46" style:family="paragraph" style:parent-style-name="Standard">
      <style:paragraph-properties fo:text-align="start" style:justify-single-word="false"/>
      <style:text-properties fo:font-style="italic" fo:font-weight="bold" officeooo:rsid="000d1350" officeooo:paragraph-rsid="000d1350" style:font-style-asian="italic" style:font-weight-asian="bold" style:font-style-complex="italic" style:font-weight-complex="bold"/>
    </style:style>
    <style:style style:name="P47" style:family="paragraph" style:parent-style-name="Standard">
      <style:paragraph-properties fo:text-align="start" style:justify-single-word="false"/>
      <style:text-properties officeooo:rsid="0017d708" officeooo:paragraph-rsid="0017d708"/>
    </style:style>
    <style:style style:name="P48" style:family="paragraph" style:parent-style-name="Standard">
      <style:paragraph-properties fo:text-align="start" style:justify-single-word="false"/>
      <style:text-properties officeooo:rsid="0017ece4" officeooo:paragraph-rsid="0017ece4"/>
    </style:style>
    <style:style style:name="P49" style:family="paragraph" style:parent-style-name="Standard">
      <style:paragraph-properties fo:text-align="start" style:justify-single-word="false"/>
      <style:text-properties officeooo:rsid="001bb7e7" officeooo:paragraph-rsid="001bb7e7"/>
    </style:style>
    <style:style style:name="P50" style:family="paragraph" style:parent-style-name="Standard">
      <style:paragraph-properties fo:text-align="start" style:justify-single-word="false"/>
      <style:text-properties officeooo:rsid="001f767a" officeooo:paragraph-rsid="001f767a"/>
    </style:style>
    <style:style style:name="P51" style:family="paragraph" style:parent-style-name="Standard">
      <style:paragraph-properties fo:text-align="start" style:justify-single-word="false"/>
      <style:text-properties officeooo:rsid="0021fdc6" officeooo:paragraph-rsid="0021fdc6"/>
    </style:style>
    <style:style style:name="P52" style:family="paragraph" style:parent-style-name="Standard">
      <style:paragraph-properties fo:text-align="start" style:justify-single-word="false"/>
      <style:text-properties officeooo:rsid="002570d2" officeooo:paragraph-rsid="002570d2"/>
    </style:style>
    <style:style style:name="P53" style:family="paragraph" style:parent-style-name="Standard">
      <style:paragraph-properties fo:text-align="start" style:justify-single-word="false"/>
      <style:text-properties officeooo:rsid="0026af70" officeooo:paragraph-rsid="0026af70"/>
    </style:style>
    <style:style style:name="P54" style:family="paragraph" style:parent-style-name="Standard">
      <style:paragraph-properties fo:text-align="start" style:justify-single-word="false"/>
      <style:text-properties officeooo:rsid="0026af70" officeooo:paragraph-rsid="002ed057"/>
    </style:style>
    <style:style style:name="P55" style:family="paragraph" style:parent-style-name="Standard">
      <style:paragraph-properties fo:text-align="start" style:justify-single-word="false"/>
      <style:text-properties officeooo:rsid="0026af70" officeooo:paragraph-rsid="0030c3bb"/>
    </style:style>
    <style:style style:name="P56" style:family="paragraph" style:parent-style-name="Standard">
      <style:paragraph-properties fo:text-align="start" style:justify-single-word="false"/>
      <style:text-properties officeooo:rsid="0027e9e6" officeooo:paragraph-rsid="0027e9e6"/>
    </style:style>
    <style:style style:name="P57" style:family="paragraph" style:parent-style-name="Standard">
      <style:paragraph-properties fo:text-align="start" style:justify-single-word="false"/>
      <style:text-properties officeooo:rsid="002965ee" officeooo:paragraph-rsid="002965ee"/>
    </style:style>
    <style:style style:name="P58" style:family="paragraph" style:parent-style-name="Standard">
      <style:paragraph-properties fo:text-align="start" style:justify-single-word="false"/>
      <style:text-properties officeooo:rsid="0029ada2" officeooo:paragraph-rsid="002b6457"/>
    </style:style>
    <style:style style:name="P59" style:family="paragraph" style:parent-style-name="Standard" style:list-style-name="L1">
      <style:paragraph-properties fo:text-align="justify" style:justify-single-word="false"/>
      <style:text-properties style:font-name="Times New Roman" fo:font-size="11pt" fo:font-style="normal" fo:font-weight="normal" officeooo:rsid="00206a0e" officeooo:paragraph-rsid="00206a0e" style:font-size-asian="9.60000038146973pt" style:font-style-asian="normal" style:font-weight-asian="normal" style:font-size-complex="11pt" style:font-style-complex="normal" style:font-weight-complex="normal"/>
    </style:style>
    <style:style style:name="T1" style:family="text">
      <style:text-properties style:font-name="Times New Roman" fo:font-size="11pt" style:font-size-asian="9.60000038146973pt" style:font-size-complex="11pt"/>
    </style:style>
    <style:style style:name="T2" style:family="text">
      <style:text-properties style:font-name="Times New Roman" fo:font-size="11pt" officeooo:rsid="000b85c5" style:font-size-asian="9.60000038146973pt" style:font-size-complex="11pt"/>
    </style:style>
    <style:style style:name="T3" style:family="text">
      <style:text-properties style:font-name="Times New Roman" fo:font-size="11pt" fo:font-weight="normal" style:font-size-asian="9.60000038146973pt" style:font-weight-asian="normal" style:font-size-complex="11pt" style:font-weight-complex="normal"/>
    </style:style>
    <style:style style:name="T4" style:family="text">
      <style:text-properties style:font-name="Times New Roman" fo:font-size="11pt" fo:font-weight="normal" officeooo:rsid="001743bd" style:font-size-asian="9.60000038146973pt" style:font-weight-asian="normal" style:font-size-complex="11pt" style:font-weight-complex="normal"/>
    </style:style>
    <style:style style:name="T5" style:family="text">
      <style:text-properties style:font-name="Times New Roman" fo:font-size="11pt" fo:font-weight="normal" officeooo:rsid="0017d708" style:font-size-asian="9.60000038146973pt" style:font-weight-asian="normal" style:font-size-complex="11pt" style:font-weight-complex="normal"/>
    </style:style>
    <style:style style:name="T6" style:family="text">
      <style:text-properties style:font-name="Times New Roman" fo:font-size="11pt" fo:font-weight="normal" officeooo:rsid="0017ece4" style:font-size-asian="9.60000038146973pt" style:font-weight-asian="normal" style:font-size-complex="11pt" style:font-weight-complex="normal"/>
    </style:style>
    <style:style style:name="T7" style:family="text">
      <style:text-properties style:font-name="Times New Roman" fo:font-size="11pt" fo:font-weight="normal" officeooo:rsid="0019db6f" style:font-size-asian="9.60000038146973pt" style:font-weight-asian="normal" style:font-size-complex="11pt" style:font-weight-complex="normal"/>
    </style:style>
    <style:style style:name="T8" style:family="text">
      <style:text-properties style:font-name="Times New Roman" fo:font-size="11pt" fo:font-weight="normal" officeooo:rsid="001af461" style:font-size-asian="9.60000038146973pt" style:font-weight-asian="normal" style:font-size-complex="11pt" style:font-weight-complex="normal"/>
    </style:style>
    <style:style style:name="T9" style:family="text">
      <style:text-properties style:font-name="Times New Roman" fo:font-size="11pt" fo:font-weight="normal" officeooo:rsid="001bb7e7" style:font-size-asian="9.60000038146973pt" style:font-weight-asian="normal" style:font-size-complex="11pt" style:font-weight-complex="normal"/>
    </style:style>
    <style:style style:name="T10" style:family="text">
      <style:text-properties style:font-name="Times New Roman" fo:font-size="11pt" fo:font-weight="normal" officeooo:rsid="0022de67" style:font-size-asian="9.60000038146973pt" style:font-weight-asian="normal" style:font-size-complex="11pt" style:font-weight-complex="normal"/>
    </style:style>
    <style:style style:name="T11" style:family="text">
      <style:text-properties style:font-name="Times New Roman" fo:font-size="11pt" fo:font-weight="normal" officeooo:rsid="0023d74e" style:font-size-asian="9.60000038146973pt" style:font-weight-asian="normal" style:font-size-complex="11pt" style:font-weight-complex="normal"/>
    </style:style>
    <style:style style:name="T12" style:family="text">
      <style:text-properties style:font-name="Times New Roman" fo:font-size="11pt" fo:font-weight="normal" officeooo:rsid="00241eeb" style:font-size-asian="9.60000038146973pt" style:font-weight-asian="normal" style:font-size-complex="11pt" style:font-weight-complex="normal"/>
    </style:style>
    <style:style style:name="T13" style:family="text">
      <style:text-properties style:font-name="Times New Roman" fo:font-size="11pt" fo:font-weight="normal" officeooo:rsid="002570d2" style:font-size-asian="9.60000038146973pt" style:font-weight-asian="normal" style:font-size-complex="11pt" style:font-weight-complex="normal"/>
    </style:style>
    <style:style style:name="T14" style:family="text">
      <style:text-properties style:font-name="Times New Roman" fo:font-size="11pt" fo:font-weight="normal" officeooo:rsid="0026af70" style:font-size-asian="9.60000038146973pt" style:font-weight-asian="normal" style:font-size-complex="11pt" style:font-weight-complex="normal"/>
    </style:style>
    <style:style style:name="T15" style:family="text">
      <style:text-properties style:font-name="Times New Roman" fo:font-size="11pt" fo:font-weight="normal" officeooo:rsid="00289af2" style:font-size-asian="9.60000038146973pt" style:font-weight-asian="normal" style:font-size-complex="11pt" style:font-weight-complex="normal"/>
    </style:style>
    <style:style style:name="T16" style:family="text">
      <style:text-properties style:font-name="Times New Roman" fo:font-size="11pt" fo:font-weight="normal" officeooo:rsid="002965ee" style:font-size-asian="9.60000038146973pt" style:font-weight-asian="normal" style:font-size-complex="11pt" style:font-weight-complex="normal"/>
    </style:style>
    <style:style style:name="T17" style:family="text">
      <style:text-properties style:font-name="Times New Roman" fo:font-size="11pt" fo:font-weight="normal" officeooo:rsid="0029ada2" style:font-size-asian="9.60000038146973pt" style:font-weight-asian="normal" style:font-size-complex="11pt" style:font-weight-complex="normal"/>
    </style:style>
    <style:style style:name="T18" style:family="text">
      <style:text-properties style:font-name="Times New Roman" fo:font-size="11pt" fo:font-weight="normal" officeooo:rsid="002a9519" style:font-size-asian="9.60000038146973pt" style:font-weight-asian="normal" style:font-size-complex="11pt" style:font-weight-complex="normal"/>
    </style:style>
    <style:style style:name="T19" style:family="text">
      <style:text-properties style:font-name="Times New Roman" fo:font-size="11pt" fo:font-weight="normal" officeooo:rsid="002b6457" style:font-size-asian="9.60000038146973pt" style:font-weight-asian="normal" style:font-size-complex="11pt" style:font-weight-complex="normal"/>
    </style:style>
    <style:style style:name="T20" style:family="text">
      <style:text-properties style:font-name="Times New Roman" fo:font-size="11pt" fo:font-weight="normal" officeooo:rsid="002bfe1a" style:font-size-asian="9.60000038146973pt" style:font-weight-asian="normal" style:font-size-complex="11pt" style:font-weight-complex="normal"/>
    </style:style>
    <style:style style:name="T21" style:family="text">
      <style:text-properties style:font-name="Times New Roman" fo:font-size="11pt" fo:font-weight="normal" officeooo:rsid="002ed057" style:font-size-asian="9.60000038146973pt" style:font-weight-asian="normal" style:font-size-complex="11pt" style:font-weight-complex="normal"/>
    </style:style>
    <style:style style:name="T22" style:family="text">
      <style:text-properties style:font-name="Times New Roman" fo:font-size="11pt" fo:font-weight="normal" officeooo:rsid="0030c3bb" style:font-size-asian="9.60000038146973pt" style:font-weight-asian="normal" style:font-size-complex="11pt" style:font-weight-complex="normal"/>
    </style:style>
    <style:style style:name="T23" style:family="text">
      <style:text-properties style:font-name="Times New Roman" fo:font-size="11pt" fo:font-weight="normal" officeooo:rsid="003768bf" style:font-size-asian="9.60000038146973pt" style:font-weight-asian="normal" style:font-size-complex="11pt" style:font-weight-complex="normal"/>
    </style:style>
    <style:style style:name="T24" style:family="text">
      <style:text-properties style:font-name="Times New Roman" fo:font-size="11pt" fo:font-weight="normal" officeooo:rsid="0039448a" style:font-size-asian="9.60000038146973pt" style:font-weight-asian="normal" style:font-size-complex="11pt" style:font-weight-complex="normal"/>
    </style:style>
    <style:style style:name="T25" style:family="text">
      <style:text-properties style:font-name="Times New Roman" fo:font-size="11pt" fo:font-weight="normal" officeooo:rsid="00396ddb" style:font-size-asian="9.60000038146973pt" style:font-weight-asian="normal" style:font-size-complex="11pt" style:font-weight-complex="normal"/>
    </style:style>
    <style:style style:name="T26" style:family="text">
      <style:text-properties style:font-name="Times New Roman" fo:font-size="11pt" fo:font-weight="normal" officeooo:rsid="003a08c2" style:font-size-asian="9.60000038146973pt" style:font-weight-asian="normal" style:font-size-complex="11pt" style:font-weight-complex="normal"/>
    </style:style>
    <style:style style:name="T27" style:family="text">
      <style:text-properties style:font-name="Times New Roman" fo:font-size="11pt" fo:font-weight="normal" officeooo:rsid="0040b79c" style:font-size-asian="9.60000038146973pt" style:font-weight-asian="normal" style:font-size-complex="11pt" style:font-weight-complex="normal"/>
    </style:style>
    <style:style style:name="T28" style:family="text">
      <style:text-properties style:font-name="Times New Roman" fo:font-size="11pt" fo:font-style="normal" fo:font-weight="normal" style:font-size-asian="9.60000038146973pt" style:font-style-asian="normal" style:font-weight-asian="normal" style:font-size-complex="11pt" style:font-style-complex="normal" style:font-weight-complex="normal"/>
    </style:style>
    <style:style style:name="T29" style:family="text">
      <style:text-properties style:font-name="Times New Roman" fo:font-size="11pt" fo:font-style="normal" fo:font-weight="normal" officeooo:rsid="0017d708" style:font-size-asian="9.60000038146973pt" style:font-style-asian="normal" style:font-weight-asian="normal" style:font-size-complex="11pt" style:font-style-complex="normal" style:font-weight-complex="normal"/>
    </style:style>
    <style:style style:name="T30" style:family="text">
      <style:text-properties style:font-name="Times New Roman" fo:font-size="11pt" fo:font-style="normal" fo:font-weight="normal" officeooo:rsid="001af461" style:font-size-asian="9.60000038146973pt" style:font-style-asian="normal" style:font-weight-asian="normal" style:font-size-complex="11pt" style:font-style-complex="normal" style:font-weight-complex="normal"/>
    </style:style>
    <style:style style:name="T31" style:family="text">
      <style:text-properties style:font-name="Times New Roman" fo:font-size="11pt" fo:font-style="normal" fo:font-weight="normal" officeooo:rsid="001bb7e7" style:font-size-asian="9.60000038146973pt" style:font-style-asian="normal" style:font-weight-asian="normal" style:font-size-complex="11pt" style:font-style-complex="normal" style:font-weight-complex="normal"/>
    </style:style>
    <style:style style:name="T32" style:family="text">
      <style:text-properties style:font-name="Times New Roman" fo:font-size="11pt" fo:font-style="normal" fo:font-weight="normal" officeooo:rsid="001d95f7" style:font-size-asian="9.60000038146973pt" style:font-style-asian="normal" style:font-weight-asian="normal" style:font-size-complex="11pt" style:font-style-complex="normal" style:font-weight-complex="normal"/>
    </style:style>
    <style:style style:name="T33" style:family="text">
      <style:text-properties style:font-name="Times New Roman" fo:font-size="11pt" fo:font-style="normal" fo:font-weight="normal" officeooo:rsid="001743bd" style:font-size-asian="9.60000038146973pt" style:font-style-asian="normal" style:font-weight-asian="normal" style:font-size-complex="11pt" style:font-style-complex="normal" style:font-weight-complex="normal"/>
    </style:style>
    <style:style style:name="T34" style:family="text">
      <style:text-properties style:font-name="Times New Roman" fo:font-size="11pt" fo:font-style="normal" fo:font-weight="normal" officeooo:rsid="00241eeb" style:font-size-asian="9.60000038146973pt" style:font-style-asian="normal" style:font-weight-asian="normal" style:font-size-complex="11pt" style:font-style-complex="normal" style:font-weight-complex="normal"/>
    </style:style>
    <style:style style:name="T35" style:family="text">
      <style:text-properties style:font-name="Times New Roman" fo:font-size="11pt" fo:font-style="normal" fo:font-weight="normal" officeooo:rsid="0026af70" style:font-size-asian="9.60000038146973pt" style:font-style-asian="normal" style:font-weight-asian="normal" style:font-size-complex="11pt" style:font-style-complex="normal" style:font-weight-complex="normal"/>
    </style:style>
    <style:style style:name="T36" style:family="text">
      <style:text-properties style:font-name="Times New Roman" fo:font-size="11pt" fo:font-style="normal" fo:font-weight="normal" officeooo:rsid="002ed057" style:font-size-asian="9.60000038146973pt" style:font-style-asian="normal" style:font-weight-asian="normal" style:font-size-complex="11pt" style:font-style-complex="normal" style:font-weight-complex="normal"/>
    </style:style>
    <style:style style:name="T37" style:family="text">
      <style:text-properties style:font-name="Times New Roman" fo:font-size="11pt" fo:font-style="normal" fo:font-weight="normal" officeooo:rsid="002a9519" style:font-size-asian="9.60000038146973pt" style:font-style-asian="normal" style:font-weight-asian="normal" style:font-size-complex="11pt" style:font-style-complex="normal" style:font-weight-complex="normal"/>
    </style:style>
    <style:style style:name="T38" style:family="text">
      <style:text-properties style:font-name="Times New Roman" fo:font-size="11pt" fo:font-style="normal" fo:font-weight="normal" officeooo:rsid="002965ee" style:font-size-asian="9.60000038146973pt" style:font-style-asian="normal" style:font-weight-asian="normal" style:font-size-complex="11pt" style:font-style-complex="normal" style:font-weight-complex="normal"/>
    </style:style>
    <style:style style:name="T39" style:family="text">
      <style:text-properties style:font-name="Times New Roman" fo:font-size="11pt" fo:font-style="normal" fo:font-weight="normal" officeooo:rsid="0030c3bb" style:font-size-asian="9.60000038146973pt" style:font-style-asian="normal" style:font-weight-asian="normal" style:font-size-complex="11pt" style:font-style-complex="normal" style:font-weight-complex="normal"/>
    </style:style>
    <style:style style:name="T40" style:family="text">
      <style:text-properties style:font-name="Times New Roman" fo:font-size="11pt" fo:font-style="normal" fo:font-weight="normal" officeooo:rsid="0032be9d" style:font-size-asian="9.60000038146973pt" style:font-style-asian="normal" style:font-weight-asian="normal" style:font-size-complex="11pt" style:font-style-complex="normal" style:font-weight-complex="normal"/>
    </style:style>
    <style:style style:name="T41" style:family="text">
      <style:text-properties style:font-name="Times New Roman" fo:font-size="11pt" fo:font-style="normal" fo:font-weight="normal" officeooo:rsid="0035cb2a" style:font-size-asian="9.60000038146973pt" style:font-style-asian="normal" style:font-weight-asian="normal" style:font-size-complex="11pt" style:font-style-complex="normal" style:font-weight-complex="normal"/>
    </style:style>
    <style:style style:name="T42" style:family="text">
      <style:text-properties style:font-name="Times New Roman" fo:font-size="11pt" fo:font-style="normal" fo:font-weight="normal" officeooo:rsid="00361248" style:font-size-asian="9.60000038146973pt" style:font-style-asian="normal" style:font-weight-asian="normal" style:font-size-complex="11pt" style:font-style-complex="normal" style:font-weight-complex="normal"/>
    </style:style>
    <style:style style:name="T43" style:family="text">
      <style:text-properties style:font-name="Times New Roman" fo:font-size="11pt" fo:font-style="italic" fo:font-weight="normal" style:font-size-asian="9.60000038146973pt" style:font-style-asian="italic" style:font-weight-asian="normal" style:font-size-complex="11pt" style:font-style-complex="italic" style:font-weight-complex="normal"/>
    </style:style>
    <style:style style:name="T44" style:family="text">
      <style:text-properties style:font-name="Times New Roman" fo:font-size="11pt" fo:font-style="italic" fo:font-weight="normal" officeooo:rsid="001bb7e7" style:font-size-asian="9.60000038146973pt" style:font-style-asian="italic" style:font-weight-asian="normal" style:font-size-complex="11pt" style:font-style-complex="italic" style:font-weight-complex="normal"/>
    </style:style>
    <style:style style:name="T45" style:family="text">
      <style:text-properties style:font-name="Times New Roman" fo:font-size="11pt" fo:font-style="italic" fo:font-weight="normal" officeooo:rsid="0030c3bb" style:font-size-asian="9.60000038146973pt" style:font-style-asian="italic" style:font-weight-asian="normal" style:font-size-complex="11pt" style:font-style-complex="italic" style:font-weight-complex="normal"/>
    </style:style>
    <style:style style:name="T46" style:family="text">
      <style:text-properties fo:font-style="italic" officeooo:rsid="001f767a" style:font-style-asian="italic" style:font-style-complex="italic"/>
    </style:style>
    <style:style style:name="T47" style:family="text">
      <style:text-properties fo:font-style="italic" officeooo:rsid="0022de67" style:font-style-asian="italic" style:font-style-complex="italic"/>
    </style:style>
    <style:style style:name="T48" style:family="text">
      <style:text-properties officeooo:rsid="001d95f7"/>
    </style:style>
    <style:style style:name="T49" style:family="text">
      <style:text-properties officeooo:rsid="001f767a"/>
    </style:style>
    <style:style style:name="T50" style:family="text">
      <style:text-properties fo:font-style="normal" style:font-style-asian="normal" style:font-style-complex="normal"/>
    </style:style>
    <style:style style:name="T51" style:family="text">
      <style:text-properties fo:font-style="normal" officeooo:rsid="001f767a" style:font-style-asian="normal" style:font-style-complex="normal"/>
    </style:style>
    <style:style style:name="T52" style:family="text">
      <style:text-properties fo:font-style="normal" officeooo:rsid="00206a0e" style:font-style-asian="normal" style:font-style-complex="normal"/>
    </style:style>
    <style:style style:name="T53" style:family="text">
      <style:text-properties fo:font-style="normal" officeooo:rsid="002125f5" style:font-style-asian="normal" style:font-style-complex="normal"/>
    </style:style>
    <style:style style:name="T54" style:family="text">
      <style:text-properties fo:font-style="normal" officeooo:rsid="002176a5" style:font-style-asian="normal" style:font-style-complex="normal"/>
    </style:style>
    <style:style style:name="T55" style:family="text">
      <style:text-properties fo:font-style="normal" officeooo:rsid="0021fdc6" style:font-style-asian="normal" style:font-style-complex="normal"/>
    </style:style>
    <style:style style:name="T56" style:family="text">
      <style:text-properties fo:font-style="normal" officeooo:rsid="0022de67" style:font-style-asian="normal" style:font-style-complex="normal"/>
    </style:style>
    <style:style style:name="T57" style:family="text">
      <style:text-properties fo:font-style="normal" officeooo:rsid="0032be9d" style:font-style-asian="normal" style:font-style-complex="normal"/>
    </style:style>
    <style:style style:name="T58" style:family="text">
      <style:text-properties fo:font-style="normal" officeooo:rsid="0033c963" style:font-style-asian="normal" style:font-style-complex="normal"/>
    </style:style>
    <style:style style:name="T59" style:family="text">
      <style:text-properties fo:font-style="normal" officeooo:rsid="0034c2a6" style:font-style-asian="normal" style:font-style-complex="normal"/>
    </style:style>
    <style:style style:name="T60" style:family="text">
      <style:text-properties fo:font-style="normal" officeooo:rsid="003508a6" style:font-style-asian="normal" style:font-style-complex="normal"/>
    </style:style>
    <style:style style:name="T61" style:family="text">
      <style:text-properties fo:font-style="normal" officeooo:rsid="0035cb2a" style:font-style-asian="normal" style:font-style-complex="normal"/>
    </style:style>
    <style:style style:name="T62" style:family="text">
      <style:text-properties fo:font-style="normal" officeooo:rsid="00396ddb" style:font-style-asian="normal" style:font-style-complex="normal"/>
    </style:style>
    <style:style style:name="T63" style:family="text">
      <style:text-properties style:font-name="Liberation Serif1" fo:font-size="11pt" fo:font-weight="normal" officeooo:rsid="00241eeb" style:font-size-asian="9.60000038146973pt" style:font-weight-asian="normal" style:font-size-complex="11pt" style:font-weight-complex="normal"/>
    </style:style>
    <style:style style:name="T64" style:family="text">
      <style:text-properties style:font-name="Liberation Serif1" fo:font-size="11pt" fo:font-weight="normal" officeooo:rsid="0026af70" style:font-size-asian="9.60000038146973pt" style:font-weight-asian="normal" style:font-size-complex="11pt" style:font-weight-complex="normal"/>
    </style:style>
    <style:style style:name="T65" style:family="text">
      <style:text-properties style:font-name="Liberation Serif1" fo:font-size="11pt" fo:font-weight="normal" officeooo:rsid="002b6457" style:font-size-asian="9.60000038146973pt" style:font-weight-asian="normal" style:font-size-complex="11pt" style:font-weight-complex="normal"/>
    </style:style>
    <style:style style:name="T66" style:family="text">
      <style:text-properties style:font-name="Liberation Serif1" officeooo:rsid="002ed057"/>
    </style:style>
    <style:style style:name="T67" style:family="text">
      <style:text-properties fo:color="#000080" style:font-name="Times New Roman" fo:font-size="11pt" fo:language="zxx" fo:country="none" fo:font-style="normal" style:text-underline-style="solid" style:text-underline-width="auto" style:text-underline-color="font-color" fo:font-weight="normal" officeooo:rsid="00241eeb"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T68" style:family="text">
      <style:text-properties officeooo:rsid="002d2fc4"/>
    </style:style>
    <style:style style:name="T69" style:family="text">
      <style:text-properties officeooo:rsid="002ed057"/>
    </style:style>
    <style:style style:name="T70" style:family="text">
      <style:text-properties officeooo:rsid="0030c3bb"/>
    </style:style>
    <style:style style:name="T71" style:family="text">
      <style:text-properties officeooo:rsid="00396ddb"/>
    </style:style>
    <style:style style:name="T72" style:family="text">
      <style:text-properties officeooo:rsid="003ae264"/>
    </style:style>
    <style:style style:name="T73" style:family="text">
      <style:text-properties officeooo:rsid="003b5758"/>
    </style:style>
    <style:style style:name="T74" style:family="text">
      <style:text-properties officeooo:rsid="003cf90e"/>
    </style:style>
    <style:style style:name="T75" style:family="text">
      <style:text-properties officeooo:rsid="003dcf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E301 – Design and Manufacture of a Syringe Pump</text:p>
      <text:p text:style-name="P1"/>
      <text:p text:style-name="P1">Background Research Report</text:p>
      <text:p text:style-name="P1"/>
      <text:p text:style-name="P3"/>
      <text:p text:style-name="P46"><text:span text:style-name="T2">B</text:span><text:span text:style-name="T1">ENEFITS OF OPEN SOURCE TECHNOLOGY</text:span></text:p>
      <text:p text:style-name="P6"/>
      <text:p text:style-name="P40"><text:span text:style-name="T4">Open-Source </text:span><text:span text:style-name="T23">technology has</text:span><text:span text:style-name="T4"> provided academics and hobbyists alike with the tools to bring their ideas to life. Tools such as RepRap [1] , Arduino [2], </text:span><text:span text:style-name="T5">Apache [3] and Linux [4] have been instrumental in the widespread adoption of open-source in both free and commercial products since the early 1990</text:span><text:span text:style-name="T7">s</text:span><text:span text:style-name="T5">. </text:span><text:span text:style-name="T6">The innovations bought about by these projects are widespread in modern day society: Android devices all have their roots in the Linux kernel, commercial 3D printer design is based on RepRap using Arduino-based control boards </text:span><text:span text:style-name="T24">and 80% of the top 10 most accessed websites </text:span><text:span text:style-name="T27">are</text:span><text:span text:style-name="T24"> running their servers on Linux [32]</text:span><text:span text:style-name="T6">.</text:span></text:p>
      <text:p text:style-name="P13"/>
      <text:p text:style-name="P48"><text:span text:style-name="T6">E</text:span><text:span text:style-name="T3">conomists would have you believe that innovation comes solely from competition within markets: businesses competing to </text:span><text:span text:style-name="T7">gain the largest profits by creating the best product. This point is antithetical to the philosophy of open-source development </text:span><text:span text:style-name="T8">[5]. Open-source still allows for businesses to profit from open-source work, </text:span><text:span text:style-name="T23">depending on the license type a project falls under,</text:span><text:span text:style-name="T8"> but the driving factor is innovation first and foremost – innovation coming from any individual/party with an interest in the research. With the internet allowing information to spread faster than ever before, open-source has the means to </text:span><text:span text:style-name="T23">fully </text:span><text:span text:style-name="T8">democratise information and </text:span><text:span text:style-name="T9">prove that Isaac Newtons famous quote: “If I have seen further it is by standing on the shoulders of giants” is as true today as it was in his day [6].</text:span></text:p>
      <text:p text:style-name="P5"/>
      <text:p text:style-name="P8">FOSH (Free Open Source Hardware) has become a popular topic in the last decade, with 3D printing as a driving force to find cost-effective, reproducible solutions <text:span text:style-name="T48">to </text:span><text:span text:style-name="T71">areas such as </text:span><text:span text:style-name="T48">specialised research equipment. </text:span><text:span text:style-name="T49">Centralised repositories containing FOSH projects include the Open Hardware Repository [8] (created by CERN) and the dedicated journals</text:span><text:span text:style-name="T46"> HardwareX</text:span><text:span text:style-name="T51"> [9] and</text:span><text:span text:style-name="T46"> Journal of Open Hardware </text:span><text:span text:style-name="T51">[10]. </text:span><text:span text:style-name="T52">The greatest boundary to progress for FOSH comes from how a project is licenced. There are 2 classes of open-source licenses:</text:span></text:p>
      <text:p text:style-name="P30"/>
      <text:list xml:id="list3287197088" text:style-name="L1">
        <text:list-item>
          <text:p text:style-name="P59">Copyleft : Users can redistribute the original work or any derivative work as long as it uses the same license as the original work</text:p>
        </text:list-item>
        <text:list-item>
          <text:p text:style-name="P59">Permissive : Users can redistribute the original work or any derivative work under any license they choose</text:p>
        </text:list-item>
      </text:list>
      <text:p text:style-name="P31"/>
      <text:p text:style-name="P9"><text:span text:style-name="T50">Copyleft licenses </text:span><text:span text:style-name="T53">preserve the original works licence through any derivative work – that is work that modifies the original. On the other hand permissive licences allow redistribution of work in any setting: open-source or commercial. </text:span><text:span text:style-name="T54">Permissive licences allow for large scale implementation of derivative work since the project can be run as a business while still preserving its open-source origins.</text:span><text:span text:style-name="T62"> The best example of this is</text:span><text:span text:style-name="T54"> the Android operating system </text:span><text:span text:style-name="T62">whose open-source license allows for free application development and distribution – iOS on the other hand charge $99 per year for a developer license [33]</text:span><text:span text:style-name="T54">. While somewhat counter-intuitive to the idea behind FOSH the proof is in the widespread adoption of Android </text:span><text:span text:style-name="T55">with a 74% market share for all mobile devices [11].</text:span></text:p>
      <text:p text:style-name="P32"/>
      <text:p text:style-name="P10"><text:span text:style-name="T50">FOSH requires a self-sustaining community to provide new points of innovation and collaboration – with certain individuals showing up more often. One such individual, Joshua Pearce, has been working in this community for over a decade with notable works such as: Open Source Syringe Pump Library [12], RepRapable Recyclebot [13], Wax 3D Printing for Microfluidics [14], Environmental Impacts of 3D Printed Products [15] </text:span><text:span text:style-name="T56">as well as articles touting the benefits of adopting open-source in scientific fields such as nanotechnology [16]</text:span><text:span text:style-name="T50">. His research has been cited over 15,000 times and has inspired many derivative works such as the project I am undertaking. </text:span><text:span text:style-name="T56">He has written 2 books on the use of open-source technology and is on the editorial board for the journal </text:span><text:span text:style-name="T47">HardwareX </text:span><text:span text:style-name="T62">[9]</text:span><text:span text:style-name="T56">. Without him the FOSH community and my own project would be very different.</text:span></text:p>
      <text:p text:style-name="P4"/>
      <text:p text:style-name="P4"/>
      <text:p text:style-name="P18"/>
      <text:p text:style-name="P18"/>
      <text:p text:style-name="P18"><text:soft-page-break/>3D PRINTING</text:p>
      <text:p text:style-name="P4"/>
      <text:p text:style-name="P42"><text:span text:style-name="T10">Starting at the University of Bath back in </text:span><text:span text:style-name="T11">2005 the RepRap project </text:span><text:span text:style-name="T25">intended</text:span><text:span text:style-name="T11"> to create a 3D printer that was low-cost and could print its own parts, eventually becoming a self-replicating machine. Before this project, a 3D printer would cost </text:span><text:span text:style-name="T12">over </text:span><text:span text:style-name="T63">£</text:span><text:span text:style-name="T12">25,000 [</text:span><text:span text:style-name="T13">1</text:span><text:span text:style-name="T12">] </text:span><text:span text:style-name="T13">and used a technique known as FDM (Fused Deposition Modelling) whose patent wouldn’t expire until 2009 [17]. </text:span><text:span text:style-name="T14">This patent along with several others filed by Stratasys Inc. allowed the company to monopolise </text:span><text:span text:style-name="T26">the</text:span><text:span text:style-name="T14"> manufacturing process, charging extortionate amounts for printers under a closed license. The expiration of the FDM patent allowed work from RepRap, Ultimaker and other businesses to be commercialised and brought down the cost of printers to </text:span><text:span text:style-name="T64">£</text:span><text:span text:style-name="T14">1000 and under [18].</text:span></text:p>
      <text:p text:style-name="P14"/>
      <text:p text:style-name="P56"><text:span text:style-name="T14">3</text:span><text:span text:style-name="T3">D printers can work with a variety of materials, most commonly thermoplastics such as PLA, ABS </text:span><text:span text:style-name="T16">and TPU</text:span><text:span text:style-name="T3">. A 3-axis gantry holds the extruder and 4 stepper motors controlling X, Y, Z movements and the pushing of material through the extruder. </text:span><text:span text:style-name="T15">Models are designed using 3D modelling software (e.g. Blender, Maya, OpenSCAD) and run through a slicing program (e.g. Cura, Slic3r, Simplify3D) to generate Gcode – a human readable language instructing the machine where, when and how to move. This toolchain has enabled users – both beginners and experts – to </text:span><text:span text:style-name="T16">build anything they can design. Websites such as Thingiverse and Youmagine are repositories for model files, allowing users to ‘remix’ the designs they find to suit their own projects and reinforces the open-source platform that RepRap was first build on.</text:span></text:p>
      <text:p text:style-name="P15"/>
      <text:p text:style-name="P57"><text:span text:style-name="T3">Thermoplastics are just one of many materials 3D printers can be configured to work with. TPU is an example of a flexible thermoplastic, suiting designs that require </text:span><text:span text:style-name="T26">strong and </text:span><text:span text:style-name="T3">bendable moving parts. RepRap based printers have been modified to print wax (removing a large number of cost and time intensive processes) [1</text:span><text:span text:style-name="T22">4</text:span><text:span text:style-name="T3">], hydrogels through syringe pumps that replace the extruder on a regular 3D printer [20], </text:span><text:span text:style-name="T17">liquid catalysts for small scale 3D printed reactors with comparable purity to traditional glassware reactors [21] and so called ‘smart materials’ such as electroactive polymers that change their size or shape when stimulated by an electric field for fluid motion in robotics [22]. </text:span></text:p>
      <text:p text:style-name="P16"/>
      <text:p text:style-name="P58"><text:span text:style-name="T3">Another factor to consider is the environmental impact of </text:span><text:span text:style-name="T18">3D printing. Waste plastics account for 5 million tonnes of waste every year in the UK alone [23] taking hundreds of years to decompose: polluting soils, rivers, oceans and harming animals. The process of upcycling waste plastic has come in many forms: most notably the creations of Spiral and Joyxee Islands, pieces of land supported by around 100,000 plastic bottles [24]. In the context of 3D printing the concept of RecycleBots have gained traction since 2013, which involve the shredding of household plastics (e.g. milk and water bottles, laundry detergent bottles) and extruding them into usable 3D printing filament </text:span><text:span text:style-name="T26">with a diameter margin of error of &lt;5%</text:span><text:span text:style-name="T18"> [</text:span><text:span text:style-name="T21">13</text:span><text:span text:style-name="T18">]. </text:span><text:span text:style-name="T19">This brings the estimated cost of filament to 2.5 cents per/kg (&lt; 2 pence), less than 1000x the cost of commercial filament. The device itself costs less than $700 (roug</text:span><text:span text:style-name="T26">h</text:span><text:span text:style-name="T19">ly </text:span><text:span text:style-name="T65">£</text:span><text:span text:style-name="T19">540), but the return on investment and reduction of individual carbon footprint heavily outweigh this starting cost. </text:span></text:p>
      <text:p text:style-name="P17"/>
      <text:p text:style-name="P58"><text:span text:style-name="T19">The future of 3D printing hinges on the community of makers working together to show the benefits of this technology to the consumer. Reddit has many useful communities </text:span><text:span text:style-name="T26">doing this already, such as those </text:span><text:span text:style-name="T19">dedicated to: helping solve printing issues (/r/fixmyprint), <text:s/>advertising practical prints (/r/functionalprint), advice for every brand of commercial printer (/r/ender</text:span><text:span text:style-name="T20">3</text:span><text:span text:style-name="T19">, /r/</text:span><text:span text:style-name="T20">p</text:span><text:span text:style-name="T19">rusa </text:span><text:span text:style-name="T20">etc</text:span><text:span text:style-name="T19">) </text:span><text:span text:style-name="T20">and lengthy posts detailing the process of choosing a printer all the way to calibration for micrometer-accurate prints </text:span><text:span text:style-name="T26">[34]</text:span><text:span text:style-name="T20">. Having bought an Ender 5 Pro for use in my project, the maker community has been a crutch for solving issues I would otherwise have spent days trying to work out myself. </text:span></text:p>
      <text:p text:style-name="P4"/>
      <text:p text:style-name="P4"/>
      <text:p text:style-name="P18">RELATED RESEARCH</text:p>
      <text:p text:style-name="P18"/>
      <text:p text:style-name="P25">Syringe/Infusion Pumps are programmable linear actuators that push a syringe plunger with a set torque over time <text:span text:style-name="T68">using a stepper motor</text:span>. <text:span text:style-name="T68">Most stepper motors perform 200 steps per revolution (meaning each step is equivalent to 1.8 degrees) and can be programmed to use microsteps, upping this value to 3200 steps per revolution. Flow rate (usually mesured as micro litres/second) can be calculated theoretically and the pump calibrated to compare actual liquid infused [26]. </text:span><text:span text:style-name="T69">These devices are simple in concept but must conform to strict health and safety standards before use in a medical setting </text:span><text:span text:style-name="T72">[35]</text:span><text:span text:style-name="T69">. For this reason, companies manufacturing these pumps can charge from </text:span><text:span text:style-name="T66">£</text:span><text:span text:style-name="T69">300 to </text:span><text:span text:style-name="T72">over</text:span><text:span text:style-name="T69"> </text:span><text:span text:style-name="T66">£</text:span><text:span text:style-name="T69">2000. In a research setting this upfront cost may seem extortionate </text:span><text:span text:style-name="T73">for a closed-source and difficult to modify piece of equipment. Open-source research into </text:span><text:soft-page-break/><text:span text:style-name="T73">syringe pumps </text:span><text:span text:style-name="T74">has </text:span><text:span text:style-name="T73">put</text:span><text:span text:style-name="T69"> the cost to fabricate a custom pump </text:span><text:span text:style-name="T73">at</text:span><text:span text:style-name="T69"> under </text:span><text:span text:style-name="T66">£</text:span><text:span text:style-name="T69">100 [12]. Since the Open-Source Syringe Pump Library </text:span><text:span text:style-name="T70">(OSSPL)</text:span><text:span text:style-name="T69"> was first released in 2014 its design has been downloaded over 8000 times [27] and many papers exist creating novel uses for it. </text:span></text:p>
      <text:p text:style-name="P25"/>
      <text:p text:style-name="P27">Appropedia was used to setup a page detailing the OSSPL and includes a bill of materials along with instructions for building one yourself [19]. As a result a number of modifications were designed and linked to the main project page such as the Lynch modifications [25] which give the pump features similar to those of a commercial pump. Unfortunately the software library the project uses is deprecated and doesn’t run, so we must look at other projects for an operational analysis <text:span text:style-name="T75">of the product</text:span>.</text:p>
      <text:p text:style-name="P27"/>
      <text:p text:style-name="P27">Two such projects exist and I plan to utilise aspects from both that fit with my concept of an open-source syringe pump:</text:p>
      <text:p text:style-name="P27"/>
      <text:p text:style-name="P11"><text:span text:style-name="T50">The low-cost touchscreen driven programmable dual syringe pump (PDSP) </text:span><text:span text:style-name="T57">is designed for laboratory applications – namely for (in laymans terms) breaking down cells into lysates (liquid protein from cells) for analysis, a process that would ordinarily be done by hand </text:span><text:span text:style-name="T61">[26]</text:span><text:span text:style-name="T57">. The design of the syringe pump is inspired by the OSSPL with a focus on user interaction via a touchscreen interface. The paper contains a great deal of information on the building process, making effective use of images to help guide anyone attempting to replicate the project. </text:span><text:span text:style-name="T58">The design is extensible through the use of the PiPlates MotorPlate: on its own capable of controlling 2 stepper motors, extended up to 16 stepper motors by adding more MotorPlates for </text:span><text:span text:style-name="T59">larger scale systems. The printed design files and software are easily available online, with the interface being easily re-designable with a basic knowledge of Python and Tkinter. From this project I hope to utilise a similar touchscreen interface and provide a similar option for the addition of more pumps.</text:span></text:p>
      <text:p text:style-name="P33"/>
      <text:p text:style-name="P12"><text:span text:style-name="T59">T</text:span><text:span text:style-name="T50">he Poseidon syringe pump and microscope system is designed for microfluidics experiments – infusing liquid </text:span><text:span text:style-name="T60">in the order of tens of microns in size </text:span><text:span text:style-name="T61">[28]</text:span><text:span text:style-name="T60">. The combination of syringe pump and microscope is for performing basic light microscopy (visualising fine details by focusing a beam of light through a series of glass lenses). <text:s/>The syringe pump itself operates through an Arduino while the microscope operates through a Raspberry Pi, with data being sent via serial communication between the 2 devices to operate the pump on the Pi. From my experience, this can be a slow and impractical method of controlling a motor and is not something I would utilise. The paper uses the Poseidon system to illustrate open-source design principles including: Functionality, Robustness, Safety, Simplicity, Modularity, Benchmarking and Documentation. This is an excellent method of describing an open-source project and I plan to follow the same set of principles with my own work. </text:span><text:span text:style-name="T61">The design files and code are available on their Github page [29]</text:span><text:span text:style-name="T60"> </text:span><text:span text:style-name="T61">and includes videos, testing data and the ability to raise issues via Github for easy modification and integration into the project. The principles this project follows should be mandatory for any open-source project.</text:span></text:p>
      <text:p text:style-name="P34"/>
      <text:p text:style-name="P34"/>
      <text:p text:style-name="P45"><text:span text:style-name="T40">M</text:span><text:span text:style-name="T41">ore trivial concepts have been realised based on the OSSPL such as the 8ARM: Open Source Precision Pump [30] – an interesting take on using syringe pumps and mechatronics to create a robotic bartender capable of mixing drinks to a degree of accuracy no human could recreate </text:span><text:span text:style-name="T42">even with an error of 1 +- 0.05 cL</text:span><text:span text:style-name="T41">. </text:span><text:span text:style-name="T42">While an amusing concept, in practice there are many environmental variables the designer cannot account for. There is also a YouTuber known as Dr D-Flo who designed and build a ‘3D Food Printer’ [31]. This system is a CNC gantry with a syringe pump as an extruder that pipes icing onto a cake or large cookie. Initially using the CNC gantry for a larger print area, he encountered problems using NEMA 23 motors with a stepper driver that couldn’t provide enough current. The project hasn’t been fully realised, but would be an interesting project for independent cake businesses to get an edge over their competition.</text:span></text:p>
      <text:p text:style-name="P7"/>
      <text:p text:style-name="P7"/>
      <text:p text:style-name="P19">REFERENCES</text:p>
      <text:p text:style-name="P19"/>
      <text:p text:style-name="P43"><text:span text:style-name="T33">[1] The RepRap Project </text:span><text:a xlink:type="simple" xlink:href="https://reprap.org/wiki/About" text:style-name="Internet_20_link" text:visited-style-name="Visited_20_Internet_20_Link"><text:span text:style-name="T33">https://reprap.org/wiki/</text:span></text:a><text:a xlink:type="simple" xlink:href="https://reprap.org/wiki/About" text:style-name="Internet_20_link" text:visited-style-name="Visited_20_Internet_20_Link"><text:span text:style-name="T34">A</text:span></text:a><text:a xlink:type="simple" xlink:href="https://reprap.org/wiki/About" text:style-name="Internet_20_link" text:visited-style-name="Visited_20_Internet_20_Link"><text:span text:style-name="T67">bout</text:span></text:a></text:p>
      <text:p text:style-name="P20">[2] Introduction to Arduino <text:a xlink:type="simple" xlink:href="https://www.arduino.cc/en/Guide/Introduction" text:style-name="Internet_20_link" text:visited-style-name="Visited_20_Internet_20_Link">https://www.arduino.cc/en/Guide/Introduction</text:a></text:p>
      <text:p text:style-name="P40"><text:span text:style-name="T29">[3] Apache HTTP Server Project </text:span><text:a xlink:type="simple" xlink:href="http://httpd.apache.org/" text:style-name="Internet_20_link" text:visited-style-name="Visited_20_Internet_20_Link"><text:span text:style-name="T29">http://httpd.apache.org/</text:span></text:a></text:p>
      <text:p text:style-name="P47"><text:span text:style-name="T28">[4] The Linux Foundation </text:span><text:a xlink:type="simple" xlink:href="https://www.linuxfoundation.org/about/" text:style-name="Internet_20_link" text:visited-style-name="Visited_20_Internet_20_Link"><text:span text:style-name="T28">https://www.linuxfoundation.org/about/</text:span></text:a></text:p>
      <text:p text:style-name="P47"><text:span text:style-name="T28">[5] </text:span><text:span text:style-name="T30">The Open Source Definition </text:span><text:a xlink:type="simple" xlink:href="https://opensource.org/docs/osd" text:style-name="Internet_20_link" text:visited-style-name="Visited_20_Internet_20_Link"><text:span text:style-name="T28">https://opensource.org/docs/osd</text:span></text:a></text:p>
      <text:p text:style-name="P49"><text:soft-page-break/><text:span text:style-name="T28">[6] Dryden et al. Upon The Shoulders of Giants: Open Source Hardware and Software in Analytical Chemistry </text:span><text:span text:style-name="T43">Anal. Chem. 2017, 89, 4330-4338</text:span></text:p>
      <text:p text:style-name="P41"><text:span text:style-name="T31">[7] Pearce, J M – Open Source Lab </text:span><text:span text:style-name="T32">(2013)</text:span><text:span text:style-name="T31"> – </text:span><text:span text:style-name="T44">ISBN: </text:span><text:span text:style-name="T43">978-0-12-410462-4</text:span></text:p>
      <text:p text:style-name="P50"><text:span text:style-name="T28">[8] Open Hardware Repository (CERN) </text:span><text:a xlink:type="simple" xlink:href="https://ohwr.org/welcome" text:style-name="Internet_20_link" text:visited-style-name="Visited_20_Internet_20_Link"><text:span text:style-name="T28">https://ohwr.org/welcome</text:span></text:a></text:p>
      <text:p text:style-name="P50"><text:span text:style-name="T28">[9] HardwareX – Elsevier - </text:span><text:a xlink:type="simple" xlink:href="https://www.journals.elsevier.com/hardwarex" text:style-name="Internet_20_link" text:visited-style-name="Visited_20_Internet_20_Link"><text:span text:style-name="T28">https://www.journals.elsevier.com/hardwarex</text:span></text:a></text:p>
      <text:p text:style-name="P50"><text:span text:style-name="T28">[10] Journal of Open Hardware - </text:span><text:a xlink:type="simple" xlink:href="https://openhardware.metajnl.com/" text:style-name="Internet_20_link" text:visited-style-name="Visited_20_Internet_20_Link"><text:span text:style-name="T28">https://openhardware.metajnl.com/</text:span></text:a></text:p>
      <text:p text:style-name="P51"><text:span text:style-name="T28">[11] Mobile OS Market Share (</text:span><text:span text:style-name="T43">Accessed October 2020</text:span><text:span text:style-name="T28">) - </text:span><text:a xlink:type="simple" xlink:href="https://gs.statcounter.com/os-market-share/mobile/worldwide" text:style-name="Internet_20_link" text:visited-style-name="Visited_20_Internet_20_Link"><text:span text:style-name="T28">https://gs.statcounter.com/os-market-share/mobile/worldwide</text:span></text:a></text:p>
      <text:p text:style-name="P53"><text:span text:style-name="T28">[12] </text:span><text:span text:style-name="T36">Wijnen et al. - (2014) – Open-Source Syringe Pump Library</text:span></text:p>
      <text:p text:style-name="P54"><text:span text:style-name="T28">[13] </text:span><text:span text:style-name="T37">Woern er al. - (2018) - RepRapable RecycleBot: Open Source 3D printable extruder for convering plastic into 3D printing filament</text:span></text:p>
      <text:p text:style-name="P55"><text:span text:style-name="T28">[14] </text:span><text:span text:style-name="T38">Pearce et al. - Open Source Wax RepRap 3-D Printer for Rapid Prototyping Paper-Based Microfluidics</text:span></text:p>
      <text:p text:style-name="P53"><text:span text:style-name="T28">[15] </text:span><text:span text:style-name="T39">Kreiger et al. - Environmental Impacts of Distributed Manufacturing from 3D Printing of Polymer Components and Products</text:span></text:p>
      <text:p text:style-name="P53"><text:span text:style-name="T28">[16] </text:span><text:span text:style-name="T39">Pearce J – </text:span><text:span text:style-name="T45">Nature Vol. 491. 519-521</text:span><text:span text:style-name="T39">- Make nanotechnology research open-source</text:span></text:p>
      <text:p text:style-name="P52"><text:span text:style-name="T28">[1</text:span><text:span text:style-name="T35">7</text:span><text:span text:style-name="T28">] FDM Patent – Stratasys Inc - </text:span><text:a xlink:type="simple" xlink:href="https://patents.google.com/patent/US5121329" text:style-name="Internet_20_link" text:visited-style-name="Visited_20_Internet_20_Link"><text:span text:style-name="T28">https://patents.google.com/patent/US5121329</text:span></text:a><text:span text:style-name="T28"> </text:span></text:p>
      <text:p text:style-name="P21">[18] <text:a xlink:type="simple" xlink:href="https://medium.com/@erinwinick/3d-printings-30-year-history-and-why-it-is-popular-now-5200ab21a7ed" text:style-name="Internet_20_link" text:visited-style-name="Visited_20_Internet_20_Link">https://medium.com/@erinwinick/3d-printings-30-year-history-and-why-it-is-popular-now-5200ab21a7ed</text:a></text:p>
      <text:p text:style-name="P22">[19] <text:a xlink:type="simple" xlink:href="https://www.appropedia.org/Open-source_syringe_pump" text:style-name="Internet_20_link" text:visited-style-name="Visited_20_Internet_20_Link">https://www.appropedia.org/Open-source_syringe_pump</text:a></text:p>
      <text:p text:style-name="P22">[20] Pusch et al. - Large volume syringe pump extruder for desktop 3D printers</text:p>
      <text:p text:style-name="P23">[21] Combining 3D Printing and Liquid Handling to produce User-Friendly Reactionware for Chemical Synthesis and Purification</text:p>
      <text:p text:style-name="P23">[22] Liu et al. - 3D Printing of Smart Materials: A review on recent progresses in 4D printing</text:p>
      <text:p text:style-name="P24">[23] <text:a xlink:type="simple" xlink:href="https://commonslibrary.parliament.uk/research-briefings/cbp-8515/" text:style-name="Internet_20_link" text:visited-style-name="Visited_20_Internet_20_Link">https://commonslibrary.parliament.uk/research-briefings/cbp-8515/</text:a></text:p>
      <text:p text:style-name="P24">[24] <text:a xlink:type="simple" xlink:href="https://www.atlasobscura.com/places/joyxee-island" text:style-name="Internet_20_link" text:visited-style-name="Visited_20_Internet_20_Link">https://www.atlasobscura.com/places/joyxee-island</text:a></text:p>
      <text:p text:style-name="P44"><text:span text:style-name="T37">[25] </text:span><text:a xlink:type="simple" xlink:href="http://www.appropedia.org/Lynch_open_source_syringe_pump_modifications" text:style-name="Internet_20_link" text:visited-style-name="Visited_20_Internet_20_Link">http://www.appropedia.org/Lynch_open_source_syringe_pump_modifications</text:a></text:p>
      <text:p text:style-name="P26">[26] Garcia et al. - (2018) – Low-cost touchscreen driven programmable dual syringe pump for life science applications</text:p>
      <text:p text:style-name="P26">[27] <text:span text:style-name="T69">Syringe Pump STL Files - </text:span><text:a xlink:type="simple" xlink:href="https://www.youmagine.com/designs/syringe-pump" text:style-name="Internet_20_link" text:visited-style-name="Visited_20_Internet_20_Link"><text:span text:style-name="T69">https://www.youmagine.com/designs/syringe-pump</text:span></text:a></text:p>
      <text:p text:style-name="P28">[28] Booeshagi et al. (2019) – Principles of open source bioinstrumentation applied to the poseidon syringe pump system</text:p>
      <text:p text:style-name="P29">[29] Poseidon Syringe Pump System – Github - <text:a xlink:type="simple" xlink:href="https://github.com/pachterlab/poseidon" text:style-name="Internet_20_link" text:visited-style-name="Visited_20_Internet_20_Link">https://github.com/pachterlab/poseidon</text:a></text:p>
      <text:p text:style-name="P29">[30] 8ARM: Open Source Precision Pump <text:a xlink:type="simple" xlink:href="https://www.diva-portal.org/smash/get/diva2:915985/FULLTEXT01.pdf" text:style-name="Internet_20_link" text:visited-style-name="Visited_20_Internet_20_Link">https://www.diva-portal.org/smash/get/diva2:915985/FULLTEXT01.pdf</text:a></text:p>
      <text:p text:style-name="P35">[31] Dr D-Flo – 3D Food Printer - <text:a xlink:type="simple" xlink:href="https://www.drdflo.com/pages/Projects/3D-Food-Printer.html" text:style-name="Internet_20_link" text:visited-style-name="Visited_20_Internet_20_Link">https://www.drdflo.com/pages/Projects/3D-Food-Printer.html</text:a></text:p>
      <text:p text:style-name="P36">[32] <text:a xlink:type="simple" xlink:href="https://peacocksoftware.com/blog/what-server-os-are-top-sites-running-2020" text:style-name="Internet_20_link" text:visited-style-name="Visited_20_Internet_20_Link">https://peacocksoftware.com/blog/what-server-os-are-top-sites-running-2020</text:a></text:p>
      <text:p text:style-name="P37">[33] <text:a xlink:type="simple" xlink:href="https://developer.apple.com/support/compare-memberships/" text:style-name="Internet_20_link" text:visited-style-name="Visited_20_Internet_20_Link">https://developer.apple.com/support/compare-memberships/</text:a></text:p>
      <text:p text:style-name="P38">[34] <text:a xlink:type="simple" xlink:href="https://www.reddit.com/r/3DPrinting/wiki/gettingstarted" text:style-name="Internet_20_link" text:visited-style-name="Visited_20_Internet_20_Link">https://www.reddit.com/r/3DPrinting/wiki/gettingstarted</text:a></text:p>
      <text:p text:style-name="P39">[35] <text:a xlink:type="simple" xlink:href="https://www.fda.gov/media/116949/download" text:style-name="Internet_20_link" text:visited-style-name="Visited_20_Internet_20_Link">https://www.fda.gov/media/116949/download</text:a></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3T15:02:48.121336050</meta:creation-date>
    <dc:date>2020-10-16T15:27:53.177543813</dc:date>
    <meta:editing-duration>PT5H19M40S</meta:editing-duration>
    <meta:editing-cycles>15</meta:editing-cycles>
    <meta:generator>LibreOffice/6.4.6.2$Linux_X86_64 LibreOffice_project/40$Build-2</meta:generator>
    <meta:document-statistic meta:table-count="0" meta:image-count="0" meta:object-count="0" meta:page-count="4" meta:paragraph-count="59" meta:word-count="2355" meta:character-count="15715" meta:non-whitespace-character-count="13393"/>
  </office:meta>
</office:document-meta>
</file>